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6" style:parent-style-name="DefaultParagraphFont" style:family="text">
      <style:text-properties fo:font-style="italic" style:font-style-asian="italic" style:font-style-complex="italic"/>
    </style:style>
    <style:style style:name="T87" style:parent-style-name="DefaultParagraphFont" style:family="text">
      <style:text-properties fo:font-style="italic" style:font-style-asian="italic" style:font-style-complex="italic"/>
    </style:style>
    <style:style style:name="T88" style:parent-style-name="DefaultParagraphFont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Pioneer 3-AT initial researche</text:p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TableContents">Creator</text:p>
          </table:table-cell>
          <table:table-cell table:style-name="TableCell7">
            <text:p text:style-name="TableContents">Adept MobileRobots</text:p>
          </table:table-cell>
        </table:table-row>
        <table:table-row table:style-name="TableRow8">
          <table:table-cell table:style-name="TableCell9">
            <text:p text:style-name="TableContents">Country</text:p>
          </table:table-cell>
          <table:table-cell table:style-name="TableCell10">
            <text:p text:style-name="TableContents">United States</text:p>
          </table:table-cell>
        </table:table-row>
        <table:table-row table:style-name="TableRow11">
          <table:table-cell table:style-name="TableCell12">
            <text:p text:style-name="TableContents">Year</text:p>
          </table:table-cell>
          <table:table-cell table:style-name="TableCell13">
            <text:p text:style-name="TableContents">1995</text:p>
          </table:table-cell>
        </table:table-row>
        <table:table-row table:style-name="TableRow14">
          <table:table-cell table:style-name="TableCell15">
            <text:p text:style-name="TableContents">Type</text:p>
          </table:table-cell>
          <table:table-cell table:style-name="TableCell16">
            <text:p text:style-name="TableContents">Research, Industrial</text:p>
          </table:table-cell>
        </table:table-row>
        <table:table-row table:style-name="TableRow17">
          <table:table-cell table:style-name="TableCell18">
            <text:p text:style-name="TableContents">Body</text:p>
          </table:table-cell>
          <table:table-cell table:style-name="TableCell19">
            <text:p text:style-name="TableContents">1.6mm lacquered aluminium body</text:p>
          </table:table-cell>
        </table:table-row>
        <table:table-row table:style-name="TableRow20">
          <table:table-cell table:style-name="TableCell21">
            <text:p text:style-name="TableContents">Wheels</text:p>
          </table:table-cell>
          <table:table-cell table:style-name="TableCell22">
            <text:p text:style-name="TableContents">Reinforced tires</text:p>
          </table:table-cell>
        </table:table-row>
        <table:table-row table:style-name="TableRow23">
          <table:table-cell table:style-name="TableCell24">
            <text:p text:style-name="TableContents">Weight</text:p>
          </table:table-cell>
          <table:table-cell table:style-name="TableCell25">
            <text:p text:style-name="TableContents">12kg</text:p>
          </table:table-cell>
        </table:table-row>
        <table:table-row table:style-name="TableRow26">
          <table:table-cell table:style-name="TableCell27">
            <text:p text:style-name="TableContents">Maximum payload (level surface)</text:p>
          </table:table-cell>
          <table:table-cell table:style-name="TableCell28">
            <text:p text:style-name="TableContents">12kg</text:p>
          </table:table-cell>
        </table:table-row>
        <table:table-row table:style-name="TableRow29">
          <table:table-cell table:style-name="TableCell30">
            <text:p text:style-name="TableContents">Maximum payload (grass, mud)</text:p>
          </table:table-cell>
          <table:table-cell table:style-name="TableCell31">
            <text:p text:style-name="TableContents">10kg</text:p>
          </table:table-cell>
        </table:table-row>
        <table:table-row table:style-name="TableRow32">
          <table:table-cell table:style-name="TableCell33">
            <text:p text:style-name="TableContents">Maximum payload (asphalt)</text:p>
          </table:table-cell>
          <table:table-cell table:style-name="TableCell34">
            <text:p text:style-name="TableContents">5kg</text:p>
          </table:table-cell>
        </table:table-row>
        <table:table-row table:style-name="TableRow35">
          <table:table-cell table:style-name="TableCell36">
            <text:p text:style-name="TableContents"/>
          </table:table-cell>
          <table:table-cell table:style-name="TableCell37">
            <text:p text:style-name="TableContents">Skid steering drive</text:p>
          </table:table-cell>
        </table:table-row>
        <table:table-row table:style-name="TableRow38">
          <table:table-cell table:style-name="TableCell39">
            <text:p text:style-name="TableContents">Turn radius</text:p>
          </table:table-cell>
          <table:table-cell table:style-name="TableCell40">
            <text:p text:style-name="TableContents">0cm</text:p>
          </table:table-cell>
        </table:table-row>
        <table:table-row table:style-name="TableRow41">
          <table:table-cell table:style-name="TableCell42">
            <text:p text:style-name="TableContents">Swing radius</text:p>
          </table:table-cell>
          <table:table-cell table:style-name="TableCell43">
            <text:p text:style-name="TableContents">34cm</text:p>
          </table:table-cell>
        </table:table-row>
        <table:table-row table:style-name="TableRow44">
          <table:table-cell table:style-name="TableCell45">
            <text:p text:style-name="TableContents">Max speed</text:p>
          </table:table-cell>
          <table:table-cell table:style-name="TableCell46">
            <text:p text:style-name="TableContents">0.7m/s</text:p>
          </table:table-cell>
        </table:table-row>
        <table:table-row table:style-name="TableRow47">
          <table:table-cell table:style-name="TableCell48">
            <text:p text:style-name="TableContents">Rotation speed</text:p>
          </table:table-cell>
          <table:table-cell table:style-name="TableCell49">
            <text:p text:style-name="TableContents">140 degrees/s</text:p>
          </table:table-cell>
        </table:table-row>
        <table:table-row table:style-name="TableRow50">
          <table:table-cell table:style-name="TableCell51">
            <text:p text:style-name="TableContents">Max. Traversable step</text:p>
          </table:table-cell>
          <table:table-cell table:style-name="TableCell52">
            <text:p text:style-name="TableContents">10cm</text:p>
          </table:table-cell>
        </table:table-row>
        <table:table-row table:style-name="TableRow53">
          <table:table-cell table:style-name="TableCell54">
            <text:p text:style-name="TableContents">Max.<text:s/>Traversable gap</text:p>
          </table:table-cell>
          <table:table-cell table:style-name="TableCell55">
            <text:p text:style-name="TableContents">15cm</text:p>
          </table:table-cell>
        </table:table-row>
        <table:table-row table:style-name="TableRow56">
          <table:table-cell table:style-name="TableCell57">
            <text:p text:style-name="TableContents">Max. Traversable grade</text:p>
          </table:table-cell>
          <table:table-cell table:style-name="TableCell58">
            <text:p text:style-name="TableContents">35%</text:p>
          </table:table-cell>
        </table:table-row>
        <table:table-row table:style-name="TableRow59">
          <table:table-cell table:style-name="TableCell60">
            <text:p text:style-name="TableContents">Traversable terrain</text:p>
          </table:table-cell>
          <table:table-cell table:style-name="TableCell61">
            <text:p text:style-name="TableContents">Asphalt</text:p>
            <text:p text:style-name="TableContents">Flooring</text:p>
            <text:p text:style-name="TableContents">Sand</text:p>
            <text:p text:style-name="TableContents">Mud(tires available for indoor use)</text:p>
          </table:table-cell>
        </table:table-row>
        <table:table-row table:style-name="TableRow62">
          <table:table-cell table:style-name="TableCell63">
            <text:p text:style-name="TableContents">Autonomy</text:p>
          </table:table-cell>
          <table:table-cell table:style-name="TableCell64">
            <text:p text:style-name="TableContents">2-4 hours with 3 batteries (with no accessories)</text:p>
          </table:table-cell>
        </table:table-row>
        <table:table-row table:style-name="TableRow65">
          <table:table-cell table:style-name="TableCell66">
            <text:p text:style-name="TableContents">Charge time</text:p>
          </table:table-cell>
          <table:table-cell table:style-name="TableCell67">
            <text:p text:style-name="TableContents">12 hours (standard) or 2 hours (optional high-capacity<text:s/>charger)</text:p>
          </table:table-cell>
        </table:table-row>
        <table:table-row table:style-name="TableRow68">
          <table:table-cell table:style-name="TableCell69">
            <text:p text:style-name="TableContents">Supply voltage</text:p>
          </table:table-cell>
          <table:table-cell table:style-name="TableCell70">
            <text:p text:style-name="TableContents">5V @ 1.5A; 12V @ 2.5A</text:p>
          </table:table-cell>
        </table:table-row>
        <table:table-row table:style-name="TableRow71">
          <table:table-cell table:style-name="TableCell72">
            <text:p text:style-name="TableContents"/>
          </table:table-cell>
          <table:table-cell table:style-name="TableCell73">
            <text:p text:style-name="TableContents">Hot swappable batteries</text:p>
          </table:table-cell>
        </table:table-row>
        <table:table-row table:style-name="TableRow74">
          <table:table-cell table:style-name="TableCell75">
            <text:p text:style-name="TableContents"/>
          </table:table-cell>
          <table:table-cell table:style-name="TableCell76">
            <text:p text:style-name="TableContents">Up to 312 V 7.12 Ah lead acid batteries</text:p>
          </table:table-cell>
        </table:table-row>
        <table:table-row table:style-name="TableRow77">
          <table:table-cell table:style-name="TableCell78">
            <text:p text:style-name="TableContents">Available recharge options</text:p>
          </table:table-cell>
          <table:table-cell table:style-name="TableCell79">
            <text:p text:style-name="TableContents">Direct plug-in</text:p>
            <text:p text:style-name="TableContents">Powercube (3-battery charging bay)</text:p>
          </table:table-cell>
        </table:table-row>
        <table:table-row table:style-name="TableRow80">
          <table:table-cell table:style-name="TableCell81">
            <text:p text:style-name="TableContents">Micrcontroller I/O</text:p>
          </table:table-cell>
          <table:table-cell table:style-name="TableCell82">
            <text:p text:style-name="TableContents">32 digital inputs</text:p>
            <text:p text:style-name="TableContents">8 digital outputs</text:p>
            <text:p text:style-name="TableContents">7<text:s/>analogue inputs</text:p>
            <text:p text:style-name="TableContents">3 serial expansion ports</text:p>
          </table:table-cell>
        </table:table-row>
        <table:table-row table:style-name="TableRow83">
          <table:table-cell table:style-name="TableCell84">
            <text:p text:style-name="TableContents">User control panel</text:p>
          </table:table-cell>
          <table:table-cell table:style-name="TableCell85">
            <text:p text:style-name="TableContents">MIDI programmable piezoelectric buzzer</text:p>
            <text:p text:style-name="TableContents">Power indicator</text:p>
            <text:p text:style-name="TableContents">Battery recharge indicator</text:p>
            <text:p text:style-name="TableContents">2 AUX power switches</text:p>
            <text:p text:style-name="TableContents">Reset</text:p>
            <text:soft-page-break/>
            <text:p text:style-name="TableContents">Motor enable push-button</text:p>
          </table:table-cell>
        </table:table-row>
      </table:table>
      <text:p text:style-name="Standard"/>
      <text:p text:style-name="Standard">According to Adept mobilerobotics, Pioneer robots are a<text:s/>standard in intelligent mobile platforms. The pioneer robot core software is includede with all research platforms such as ARIA, MobileSim, MobileEyes, Mapper 3 Basic and SONARNL. The Pioneer robot can be used with laser-range finders, mono- and stereo-vision cameras, front and rear SONAR arrays and many more other optional accessories.</text:p>
      <text:p text:style-name="Standard"/>
      <text:p text:style-name="Standard">Bibliography</text:p>
      <text:p text:style-name="Standard"/>
      <text:p text:style-name="Standard">Generation robots. (No publishing date available).<text:s/><text:span text:style-name="T86">Pioneer 3-AT mobile robot</text:span>. Available at<text:s/><text:a xlink:href="https://www.generationrobots.com/en/402397-robot-mobile-pioneer-3-at.html" office:target-frame-name="_top" xlink:show="replace">https://www.generationrobots.com/en/402397-robot-mobile-pioneer-3-at.html</text:a>. Accessed 21 September 2019.</text:p>
      <text:p text:style-name="Standard"/>
      <text:p text:style-name="Standard">IEEE. (No publishing date available).<text:s/><text:span text:style-name="T87">Pioneer 3</text:span>. Available at<text:s/><text:a xlink:href="https://robots.ieee.org/robots/pioneer" office:target-frame-name="_top" xlink:show="replace">https://robots.ieee.org/robots/pioneer</text:a>. Accessed 21 September 2019.</text:p>
      <text:p text:style-name="Standard"/>
      <text:p text:style-name="Standard">Adept mobilerobots. (No publishing date available).<text:s/><text:span text:style-name="T88">Pioneer 3-AT</text:span>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hiruka E C (FCES)</meta:initial-creator>
    <dc:creator>Windows User</dc:creator>
    <meta:creation-date>2019-12-04T14:22:00Z</meta:creation-date>
    <dc:date>2019-12-04T14:22:00Z</dc:date>
    <meta:template xlink:href="Normal.dotm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2" meta:paragraph-count="4" meta:word-count="312" meta:character-count="2087" meta:row-count="14" meta:non-whitespace-character-count="1779"/>
  </office:meta>
</office:document-meta>
</file>